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2"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2"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 fo:language="pt" fo:country="BR" fo:font-style="normal" officeooo:rsid="007c2fa2" officeooo:paragraph-rsid="007c2fa2" style:font-style-asian="normal" style:font-style-complex="normal"/>
    </style:style>
    <style:style style:name="P8" style:family="paragraph" style:parent-style-name="Text_20_body">
      <style:paragraph-properties fo:text-align="center" style:justify-single-word="false"/>
      <style:text-properties style:font-name="Arial" fo:language="pt" fo:country="BR" fo:font-weight="bold" officeooo:rsid="00560dd3" officeooo:paragraph-rsid="0060ecd1" fo:background-color="transparent" style:font-weight-asian="bold" style:font-weight-complex="bold"/>
    </style:style>
    <style:style style:name="P9" style:family="paragraph" style:parent-style-name="Text_20_body">
      <style:text-properties officeooo:paragraph-rsid="004195c8"/>
    </style:style>
    <style:style style:name="P10" style:family="paragraph" style:parent-style-name="Text_20_body">
      <style:paragraph-properties fo:text-align="center" style:justify-single-word="false"/>
      <style:text-properties officeooo:paragraph-rsid="004671a9"/>
    </style:style>
    <style:style style:name="P11" style:family="paragraph" style:parent-style-name="Text_20_body">
      <style:paragraph-properties fo:text-align="center" style:justify-single-word="false"/>
      <style:text-properties officeooo:paragraph-rsid="0060ecd1"/>
    </style:style>
    <style:style style:name="P12" style:family="paragraph" style:parent-style-name="Text_20_body">
      <style:paragraph-properties fo:text-align="center" style:justify-single-word="false"/>
      <style:text-properties officeooo:paragraph-rsid="00560dd3"/>
    </style:style>
    <style:style style:name="P13" style:family="paragraph" style:parent-style-name="Text_20_body">
      <style:paragraph-properties fo:text-align="center" style:justify-single-word="false"/>
      <style:text-properties officeooo:rsid="004c307b" officeooo:paragraph-rsid="004671a9"/>
    </style:style>
    <style:style style:name="P14" style:family="paragraph" style:parent-style-name="Text_20_body">
      <style:paragraph-properties fo:text-align="center" style:justify-single-word="false"/>
      <style:text-properties officeooo:rsid="004b2e08" officeooo:paragraph-rsid="004671a9"/>
    </style:style>
    <style:style style:name="P15" style:family="paragraph" style:parent-style-name="Text_20_body">
      <style:paragraph-properties fo:text-align="center" style:justify-single-word="false"/>
      <style:text-properties officeooo:rsid="00547167" officeooo:paragraph-rsid="004abe8c"/>
    </style:style>
    <style:style style:name="P16" style:family="paragraph" style:parent-style-name="Text_20_body">
      <style:paragraph-properties fo:text-align="justify" style:justify-single-word="false"/>
      <style:text-properties officeooo:paragraph-rsid="0064f3d1"/>
    </style:style>
    <style:style style:name="P17" style:family="paragraph" style:parent-style-name="Text_20_body">
      <style:paragraph-properties fo:text-align="justify" style:justify-single-word="false"/>
      <style:text-properties officeooo:paragraph-rsid="009adcf7"/>
    </style:style>
    <style:style style:name="P18" style:family="paragraph" style:parent-style-name="Text_20_body">
      <style:paragraph-properties fo:text-align="justify" style:justify-single-word="false"/>
      <style:text-properties officeooo:paragraph-rsid="00b081c9"/>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060ecd1" style:font-weight-asian="bold" style:font-weight-complex="bold"/>
    </style:style>
    <style:style style:name="P21" style:family="paragraph" style:parent-style-name="Text_20_body">
      <style:text-properties officeooo:paragraph-rsid="00aa5531"/>
    </style:style>
    <style:style style:name="P22" style:family="paragraph" style:parent-style-name="Bibliography_20_Heading">
      <style:paragraph-properties fo:break-before="page"/>
    </style:style>
    <style:style style:name="P23" style:family="paragraph" style:parent-style-name="Text_20_body">
      <style:paragraph-properties fo:text-align="center" style:justify-single-word="false" fo:break-before="page"/>
      <style:text-properties officeooo:paragraph-rsid="004671a9"/>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26" style:family="paragraph" style:parent-style-name="Text_20_body">
      <style:paragraph-properties fo:margin-left="0cm" fo:margin-right="0cm" fo:text-align="justify" style:justify-single-word="false" fo:text-indent="0cm" style:auto-text-indent="false"/>
      <style:text-properties officeooo:paragraph-rsid="0064f3d1"/>
    </style:style>
    <style:style style:name="P27" style:family="paragraph" style:parent-style-name="Text_20_body">
      <style:paragraph-properties fo:margin-left="0cm" fo:margin-right="0cm" fo:text-align="justify" style:justify-single-word="false" fo:text-indent="0cm" style:auto-text-indent="false"/>
      <style:text-properties officeooo:paragraph-rsid="00870e25"/>
    </style:style>
    <style:style style:name="P28" style:family="paragraph" style:parent-style-name="Footnote">
      <style:paragraph-properties fo:margin-left="0cm" fo:margin-right="0cm" fo:text-indent="0cm" style:auto-text-indent="false"/>
      <style:text-properties officeooo:rsid="009625d6" officeooo:paragraph-rsid="009625d6"/>
    </style:style>
    <style:style style:name="P29"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30" style:family="paragraph" style:parent-style-name="Text_20_body">
      <style:paragraph-properties fo:margin-left="5.002cm" fo:margin-right="0cm" fo:text-align="justify" style:justify-single-word="false" fo:text-indent="0cm" style:auto-text-indent="false"/>
      <style:text-properties officeooo:rsid="00547167" officeooo:paragraph-rsid="004abe8c"/>
    </style:style>
    <style:style style:name="P31"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32" style:family="paragraph" style:parent-style-name="Text_20_body">
      <style:paragraph-properties fo:margin-left="5.002cm" fo:margin-right="0cm" fo:text-align="justify" style:justify-single-word="false" fo:text-indent="0cm" style:auto-text-indent="false"/>
      <style:text-properties officeooo:rsid="0057bf77" officeooo:paragraph-rsid="004abe8c"/>
    </style:style>
    <style:style style:name="P33" style:family="paragraph" style:parent-style-name="Text_20_body">
      <style:paragraph-properties fo:margin-left="5.002cm" fo:margin-right="0cm" fo:text-align="justify" style:justify-single-word="false" fo:text-indent="0cm" style:auto-text-indent="false"/>
      <style:text-properties officeooo:rsid="005aefe5" officeooo:paragraph-rsid="004abe8c"/>
    </style:style>
    <style:style style:name="P34" style:family="paragraph" style:parent-style-name="Text_20_body">
      <style:paragraph-properties fo:margin-left="5.002cm" fo:margin-right="0cm" fo:text-align="justify" style:justify-single-word="false" fo:text-indent="0cm" style:auto-text-indent="false"/>
      <style:text-properties officeooo:rsid="00a70d8a" officeooo:paragraph-rsid="00a70d8a"/>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Abstrato">
      <style:text-properties officeooo:paragraph-rsid="004671a9"/>
    </style:style>
    <style:style style:name="P37" style:family="paragraph" style:parent-style-name="Footnote">
      <style:text-properties officeooo:rsid="0072252d" officeooo:paragraph-rsid="0072252d"/>
    </style:style>
    <style:style style:name="P38" style:family="paragraph" style:parent-style-name="Footnote">
      <style:text-properties officeooo:rsid="00ac4c09" officeooo:paragraph-rsid="00ac4c09"/>
    </style:style>
    <style:style style:name="P39" style:family="paragraph" style:parent-style-name="Text_20_body">
      <style:paragraph-properties fo:margin-left="2.501cm" fo:margin-right="0cm" fo:text-align="justify" style:justify-single-word="false" fo:text-indent="0cm" style:auto-text-indent="false"/>
      <style:text-properties style:use-window-font-color="true" fo:font-size="10pt" fo:font-style="normal" fo:font-weight="normal" officeooo:rsid="0056edb4" officeooo:paragraph-rsid="0064f3d1" style:font-size-asian="10pt" style:font-style-asian="normal" style:font-weight-asian="normal" style:font-size-complex="10pt" style:font-style-complex="normal" style:font-weight-complex="normal"/>
    </style:style>
    <style:style style:name="P40" style:family="paragraph" style:parent-style-name="Text_20_body" style:master-page-name="CTM_20__7c__20_Capa">
      <style:paragraph-properties fo:text-align="center" style:justify-single-word="false" style:page-number="auto"/>
      <style:text-properties officeooo:paragraph-rsid="004671a9"/>
    </style:style>
    <style:style style:name="P41"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42" style:family="paragraph" style:parent-style-name="Text_20_body">
      <style:paragraph-properties fo:text-align="justify" style:justify-single-word="false"/>
      <style:text-properties officeooo:paragraph-rsid="00b896ab"/>
    </style:style>
    <style:style style:name="P43" style:family="paragraph" style:parent-style-name="Heading_20_1" style:list-style-name="">
      <style:text-properties officeooo:paragraph-rsid="001deff8"/>
    </style:style>
    <style:style style:name="P44" style:family="paragraph" style:parent-style-name="Heading_20_1" style:list-style-name="">
      <style:paragraph-properties fo:text-align="center" style:justify-single-word="false" fo:break-before="page">
        <style:tab-stops/>
      </style:paragraph-properties>
      <style:text-properties officeooo:rsid="00547167" officeooo:paragraph-rsid="004abe8c"/>
    </style:style>
    <style:style style:name="P45" style:family="paragraph" style:parent-style-name="Heading_20_1">
      <style:paragraph-properties fo:text-align="center" style:justify-single-word="false" fo:break-before="page"/>
      <style:text-properties officeooo:rsid="00547167" officeooo:paragraph-rsid="004abe8c"/>
    </style:style>
    <style:style style:name="P46" style:family="paragraph" style:parent-style-name="Heading_20_1">
      <style:paragraph-properties fo:break-before="page"/>
      <style:text-properties officeooo:rsid="00547167" officeooo:paragraph-rsid="0052b42b"/>
    </style:style>
    <style:style style:name="P47" style:family="paragraph" style:parent-style-name="Heading_20_1">
      <style:paragraph-properties fo:break-before="page"/>
      <style:text-properties officeooo:paragraph-rsid="004671a9"/>
    </style:style>
    <style:style style:name="P48" style:family="paragraph" style:parent-style-name="Heading_20_1">
      <style:paragraph-properties fo:break-before="page"/>
      <style:text-properties officeooo:rsid="0055547a" officeooo:paragraph-rsid="004671a9"/>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fo:font-style="normal" officeooo:rsid="005ef505" style:font-style-asian="normal" style:font-style-complex="normal"/>
    </style:style>
    <style:style style:name="T4" style:family="text">
      <style:text-properties style:font-name="Arial" fo:language="pt" fo:country="BR" fo:font-style="normal" officeooo:rsid="006078ea" style:font-style-asian="normal" style:font-style-complex="normal"/>
    </style:style>
    <style:style style:name="T5" style:family="text">
      <style:text-properties style:font-name="Arial" fo:language="pt" fo:country="BR" fo:font-style="normal" officeooo:rsid="0064f3d1" style:font-style-asian="normal" style:font-style-complex="normal"/>
    </style:style>
    <style:style style:name="T6" style:family="text">
      <style:text-properties style:font-name="Arial" fo:language="pt" fo:country="BR" fo:font-style="normal" officeooo:rsid="0072252d" style:font-style-asian="normal" style:font-style-complex="normal"/>
    </style:style>
    <style:style style:name="T7" style:family="text">
      <style:text-properties style:font-name="Arial" fo:language="pt" fo:country="BR" fo:font-style="normal" officeooo:rsid="007356de" style:font-style-asian="normal" style:font-style-complex="normal"/>
    </style:style>
    <style:style style:name="T8" style:family="text">
      <style:text-properties style:font-name="Arial" fo:language="pt" fo:country="BR" fo:font-style="normal" officeooo:rsid="007aaa1f" style:font-style-asian="normal" style:font-style-complex="normal"/>
    </style:style>
    <style:style style:name="T9" style:family="text">
      <style:text-properties style:font-name="Arial" fo:language="pt" fo:country="BR" fo:font-style="normal" officeooo:rsid="009adcf7" style:font-style-asian="normal" style:font-style-complex="normal"/>
    </style:style>
    <style:style style:name="T10" style:family="text">
      <style:text-properties style:font-name="Arial" fo:language="pt" fo:country="BR" fo:font-style="normal" officeooo:rsid="009c22e5" style:font-style-asian="normal" style:font-style-complex="normal"/>
    </style:style>
    <style:style style:name="T11" style:family="text">
      <style:text-properties style:font-name="Arial" fo:language="pt" fo:country="BR" fo:font-style="normal" officeooo:rsid="009d8cb1" style:font-style-asian="normal" style:font-style-complex="normal"/>
    </style:style>
    <style:style style:name="T12" style:family="text">
      <style:text-properties style:font-name="Arial" fo:language="pt" fo:country="BR" fo:font-style="normal" officeooo:rsid="00a3f716" style:font-style-asian="normal" style:font-style-complex="normal"/>
    </style:style>
    <style:style style:name="T13" style:family="text">
      <style:text-properties style:font-name="Arial" fo:language="pt" fo:country="BR" fo:font-style="normal" officeooo:rsid="00b19334" style:font-style-asian="normal" style:font-style-complex="normal"/>
    </style:style>
    <style:style style:name="T14" style:family="text">
      <style:text-properties style:font-name="Arial" fo:language="pt" fo:country="BR" fo:font-weight="bold" officeooo:rsid="006208fe" fo:background-color="transparent" loext:char-shading-value="0" style:font-weight-asian="bold" style:font-weight-complex="bold"/>
    </style:style>
    <style:style style:name="T15" style:family="text">
      <style:text-properties style:font-name="Arial" fo:language="pt" fo:country="BR" fo:font-weight="bold" officeooo:rsid="00560dd3" fo:background-color="transparent" loext:char-shading-value="0" style:font-weight-asian="bold" style:font-weight-complex="bold"/>
    </style:style>
    <style:style style:name="T16" style:family="text">
      <style:text-properties style:font-name="Arial" fo:language="pt" fo:country="BR" fo:font-weight="bold" officeooo:rsid="006208fe" style:font-weight-asian="bold" style:font-weight-complex="bold"/>
    </style:style>
    <style:style style:name="T17" style:family="text">
      <style:text-properties style:font-name="Arial" fo:language="pt" fo:country="BR" fo:font-weight="bold" officeooo:rsid="00560dd3" style:font-weight-asian="bold" style:font-weight-complex="bold"/>
    </style:style>
    <style:style style:name="T18" style:family="text">
      <style:text-properties style:font-name="Arial" fo:language="pt" fo:country="BR" officeooo:rsid="00aa5531"/>
    </style:style>
    <style:style style:name="T19" style:family="text">
      <style:text-properties officeooo:rsid="003ef1dc" fo:background-color="transparent" loext:char-shading-value="0"/>
    </style:style>
    <style:style style:name="T20" style:family="text">
      <style:text-properties officeooo:rsid="0057bf77"/>
    </style:style>
    <style:style style:name="T21" style:family="text">
      <style:text-properties officeooo:rsid="00586bec"/>
    </style:style>
    <style:style style:name="T22" style:family="text">
      <style:text-properties officeooo:rsid="0059ab70"/>
    </style:style>
    <style:style style:name="T23" style:family="text">
      <style:text-properties officeooo:rsid="0054ef89"/>
    </style:style>
    <style:style style:name="T24" style:family="text">
      <style:text-properties officeooo:rsid="0057392e"/>
    </style:style>
    <style:style style:name="T25" style:family="text">
      <style:text-properties officeooo:rsid="00561e61"/>
    </style:style>
    <style:style style:name="T26" style:family="text">
      <style:text-properties fo:font-style="italic" style:font-style-asian="italic" style:font-style-complex="italic"/>
    </style:style>
    <style:style style:name="T27" style:family="text">
      <style:text-properties fo:font-style="italic" officeooo:rsid="005ef505" style:font-style-asian="italic" style:font-style-complex="italic"/>
    </style:style>
    <style:style style:name="T28" style:family="text">
      <style:text-properties fo:font-style="italic" officeooo:rsid="0060ecd1" style:font-style-asian="italic" style:font-style-complex="italic"/>
    </style:style>
    <style:style style:name="T29" style:family="text">
      <style:text-properties fo:font-style="italic" officeooo:rsid="006208fe" style:font-style-asian="italic" style:font-style-complex="italic"/>
    </style:style>
    <style:style style:name="T30" style:family="text">
      <style:text-properties fo:font-style="italic" officeooo:rsid="006078ea" style:font-style-asian="italic" style:font-style-complex="italic"/>
    </style:style>
    <style:style style:name="T31" style:family="text">
      <style:text-properties fo:font-style="italic" officeooo:rsid="007356de" style:font-style-asian="italic" style:font-style-complex="italic"/>
    </style:style>
    <style:style style:name="T32" style:family="text">
      <style:text-properties fo:font-style="italic" officeooo:rsid="00a0d5cf" style:font-style-asian="italic" style:font-style-complex="italic"/>
    </style:style>
    <style:style style:name="T33" style:family="text">
      <style:text-properties fo:font-style="italic" officeooo:rsid="00aa5531" style:font-style-asian="italic" style:font-style-complex="italic"/>
    </style:style>
    <style:style style:name="T34" style:family="text">
      <style:text-properties fo:font-style="italic" officeooo:rsid="00a3f716" style:font-style-asian="italic" style:font-style-complex="italic"/>
    </style:style>
    <style:style style:name="T35" style:family="text">
      <style:text-properties fo:font-style="italic" officeooo:rsid="0063bb66"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5d4191" style:font-style-asian="normal" style:font-style-complex="normal"/>
    </style:style>
    <style:style style:name="T38" style:family="text">
      <style:text-properties fo:font-style="normal" officeooo:rsid="005ea295" style:font-style-asian="normal" style:font-style-complex="normal"/>
    </style:style>
    <style:style style:name="T39" style:family="text">
      <style:text-properties fo:font-style="normal" officeooo:rsid="005ef505" style:font-style-asian="normal" style:font-style-complex="normal"/>
    </style:style>
    <style:style style:name="T40" style:family="text">
      <style:text-properties fo:font-style="normal" officeooo:rsid="006078ea" style:font-style-asian="normal" style:font-style-complex="normal"/>
    </style:style>
    <style:style style:name="T41" style:family="text">
      <style:text-properties fo:font-style="normal" officeooo:rsid="0060ecd1" style:font-style-asian="normal" style:font-style-complex="normal"/>
    </style:style>
    <style:style style:name="T42" style:family="text">
      <style:text-properties fo:font-style="normal" officeooo:rsid="006208fe" style:font-style-asian="normal" style:font-style-complex="normal"/>
    </style:style>
    <style:style style:name="T43" style:family="text">
      <style:text-properties fo:font-style="normal" officeooo:rsid="0063bb66" style:font-style-asian="normal" style:font-style-complex="normal"/>
    </style:style>
    <style:style style:name="T44" style:family="text">
      <style:text-properties fo:font-style="normal" officeooo:rsid="0064f3d1" style:font-style-asian="normal" style:font-style-complex="normal"/>
    </style:style>
    <style:style style:name="T45" style:family="text">
      <style:text-properties fo:font-style="normal" officeooo:rsid="0072252d" style:font-style-asian="normal" style:font-style-complex="normal"/>
    </style:style>
    <style:style style:name="T46" style:family="text">
      <style:text-properties fo:font-style="normal" officeooo:rsid="007356de" style:font-style-asian="normal" style:font-style-complex="normal"/>
    </style:style>
    <style:style style:name="T47" style:family="text">
      <style:text-properties fo:font-style="normal" officeooo:rsid="0079a625" style:font-style-asian="normal" style:font-style-complex="normal"/>
    </style:style>
    <style:style style:name="T48" style:family="text">
      <style:text-properties fo:font-style="normal" officeooo:rsid="007aaa1f" style:font-style-asian="normal" style:font-style-complex="normal"/>
    </style:style>
    <style:style style:name="T49" style:family="text">
      <style:text-properties fo:font-style="normal" officeooo:rsid="009adcf7" style:font-style-asian="normal" style:font-style-complex="normal"/>
    </style:style>
    <style:style style:name="T50" style:family="text">
      <style:text-properties fo:font-style="normal" officeooo:rsid="009c22e5" style:font-style-asian="normal" style:font-style-complex="normal"/>
    </style:style>
    <style:style style:name="T51" style:family="text">
      <style:text-properties fo:font-style="normal" officeooo:rsid="009d8cb1" style:font-style-asian="normal" style:font-style-complex="normal"/>
    </style:style>
    <style:style style:name="T52" style:family="text">
      <style:text-properties fo:font-style="normal" officeooo:rsid="009ea71c" style:font-style-asian="normal" style:font-style-complex="normal"/>
    </style:style>
    <style:style style:name="T53" style:family="text">
      <style:text-properties fo:font-style="normal" officeooo:rsid="00a00f85" style:font-style-asian="normal" style:font-style-complex="normal"/>
    </style:style>
    <style:style style:name="T54" style:family="text">
      <style:text-properties fo:font-style="normal" officeooo:rsid="00a0d5cf" style:font-style-asian="normal" style:font-style-complex="normal"/>
    </style:style>
    <style:style style:name="T55" style:family="text">
      <style:text-properties fo:font-style="normal" officeooo:rsid="00a21664" style:font-style-asian="normal" style:font-style-complex="normal"/>
    </style:style>
    <style:style style:name="T56" style:family="text">
      <style:text-properties fo:font-style="normal" officeooo:rsid="00a3f716" style:font-style-asian="normal" style:font-style-complex="normal"/>
    </style:style>
    <style:style style:name="T57" style:family="text">
      <style:text-properties fo:font-style="normal" officeooo:rsid="00aa5531" style:font-style-asian="normal" style:font-style-complex="normal"/>
    </style:style>
    <style:style style:name="T58" style:family="text">
      <style:text-properties fo:font-style="normal" officeooo:rsid="00ac4c09" style:font-style-asian="normal" style:font-style-complex="normal"/>
    </style:style>
    <style:style style:name="T59" style:family="text">
      <style:text-properties fo:font-style="normal" officeooo:rsid="00acc4db" style:font-style-asian="normal" style:font-style-complex="normal"/>
    </style:style>
    <style:style style:name="T60" style:family="text">
      <style:text-properties fo:font-style="normal" officeooo:rsid="00b081c9" style:font-style-asian="normal" style:font-style-complex="normal"/>
    </style:style>
    <style:style style:name="T61" style:family="text">
      <style:text-properties fo:font-style="normal" officeooo:rsid="00b19334" style:font-style-asian="normal" style:font-style-complex="normal"/>
    </style:style>
    <style:style style:name="T62" style:family="text">
      <style:text-properties fo:font-style="normal" officeooo:rsid="00b4f942" style:font-style-asian="normal" style:font-style-complex="normal"/>
    </style:style>
    <style:style style:name="T63" style:family="text">
      <style:text-properties fo:font-style="normal" officeooo:rsid="00b6e33a" style:font-style-asian="normal" style:font-style-complex="normal"/>
    </style:style>
    <style:style style:name="T64" style:family="text">
      <style:text-properties fo:font-style="normal" officeooo:rsid="00b74cc5" style:font-style-asian="normal" style:font-style-complex="normal"/>
    </style:style>
    <style:style style:name="T65" style:family="text">
      <style:text-properties fo:font-style="normal" officeooo:rsid="00b896ab" style:font-style-asian="normal" style:font-style-complex="normal"/>
    </style:style>
    <style:style style:name="T66" style:family="text">
      <style:text-properties officeooo:rsid="005d4191"/>
    </style:style>
    <style:style style:name="T67" style:family="text">
      <style:text-properties officeooo:rsid="006078ea"/>
    </style:style>
    <style:style style:name="T68" style:family="text">
      <style:text-properties officeooo:rsid="0060ecd1"/>
    </style:style>
    <style:style style:name="T69" style:family="text">
      <style:text-properties officeooo:rsid="0064f3d1"/>
    </style:style>
    <style:style style:name="T70" style:family="text">
      <style:text-properties style:use-window-font-color="true" style:font-name="Arial" fo:language="pt" fo:country="BR" fo:font-style="normal" fo:font-weight="normal" officeooo:rsid="007fc823" style:font-style-asian="normal" style:font-weight-asian="normal" style:font-style-complex="normal" style:font-weight-complex="normal"/>
    </style:style>
    <style:style style:name="T71" style:family="text">
      <style:text-properties style:use-window-font-color="true" style:font-name="Arial" fo:language="pt" fo:country="BR" fo:font-style="italic" fo:font-weight="normal" officeooo:rsid="007fc823" style:font-style-asian="italic" style:font-weight-asian="normal" style:font-style-complex="italic" style:font-weight-complex="normal"/>
    </style:style>
    <style:style style:name="T72"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73" style:family="text">
      <style:text-properties style:use-window-font-color="true" style:font-name="Arial" fo:font-size="12pt" fo:language="pt" fo:country="BR" fo:font-style="normal" fo:font-weight="normal" officeooo:rsid="009625d6" style:font-size-asian="12pt" style:font-style-asian="normal" style:font-weight-asian="normal" style:font-size-complex="12pt" style:font-style-complex="normal" style:font-weight-complex="normal"/>
    </style:style>
    <style:style style:name="T74"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75"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76"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77"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78"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79" style:family="text">
      <style:text-properties style:use-window-font-color="true" fo:font-size="12pt" fo:font-style="normal" fo:font-weight="normal" officeooo:rsid="008a3f22" style:font-size-asian="12pt" style:font-style-asian="normal" style:font-weight-asian="normal" style:font-size-complex="12pt" style:font-style-complex="normal" style:font-weight-complex="normal"/>
    </style:style>
    <style:style style:name="T80"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81" style:family="text">
      <style:text-properties style:use-window-font-color="true" fo:font-size="12pt" fo:font-style="normal" fo:font-weight="normal" officeooo:rsid="0094497c" style:font-size-asian="12pt" style:font-style-asian="normal" style:font-weight-asian="normal" style:font-size-complex="12pt" style:font-style-complex="normal" style:font-weight-complex="normal"/>
    </style:style>
    <style:style style:name="T82"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83"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84"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85"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86"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87"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88"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89" style:family="text">
      <style:text-properties style:use-window-font-color="true" fo:font-size="12pt" fo:font-style="italic" fo:font-weight="normal" officeooo:rsid="008a3f22" style:font-size-asian="12pt" style:font-style-asian="italic" style:font-weight-asian="normal" style:font-size-complex="12pt" style:font-style-complex="italic" style:font-weight-complex="normal"/>
    </style:style>
    <style:style style:name="T90" style:family="text">
      <style:text-properties style:use-window-font-color="true" fo:font-size="12pt" fo:font-style="italic" fo:font-weight="normal" officeooo:rsid="00971c31" style:font-size-asian="12pt" style:font-style-asian="italic" style:font-weight-asian="normal" style:font-size-complex="12pt" style:font-style-complex="italic" style:font-weight-complex="normal"/>
    </style:style>
    <style:style style:name="T91"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92" style:family="text">
      <style:text-properties officeooo:rsid="0072252d"/>
    </style:style>
    <style:style style:name="T93" style:family="text">
      <style:text-properties officeooo:rsid="007f86c4"/>
    </style:style>
    <style:style style:name="T94" style:family="text">
      <style:text-properties officeooo:rsid="00a00f85"/>
    </style:style>
    <style:style style:name="T95" style:family="text">
      <style:text-properties officeooo:rsid="00a0d5cf"/>
    </style:style>
    <style:style style:name="T96" style:family="text">
      <style:text-properties officeooo:rsid="00a882a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JEDIEL DA ROSA RIBEIRO</text:p>
      <text:p text:style-name="P10"/>
      <text:p text:style-name="P10"/>
      <text:p text:style-name="P10"/>
      <text:p text:style-name="P10"/>
      <text:p text:style-name="P10"/>
      <text:p text:style-name="P10"/>
      <text:p text:style-name="P10"/>
      <text:p text:style-name="P10"/>
      <text:p text:style-name="P10"/>
      <text:p text:style-name="P20">JOGOS <text:span text:style-name="T68">ELETRÔNICOS</text:span> E RELIGIÃO</text:p>
      <text:p text:style-name="P12"><text:span text:style-name="T16">GAMERS</text:span><text:span text:style-name="T17">: UM POVO NÃO ALCANÇADO</text:span></text:p>
      <text:p text:style-name="P10"/>
      <text:p text:style-name="P10"/>
      <text:p text:style-name="P10"/>
      <text:p text:style-name="P13"/>
      <text:p text:style-name="P10"/>
      <text:p text:style-name="P10"/>
      <text:p text:style-name="P10"/>
      <text:p text:style-name="P10"/>
      <text:p text:style-name="P14"/>
      <text:p text:style-name="P10"/>
      <text:p text:style-name="P10"><text:span text:style-name="T2">GASPAR</text:span>/SC<text:line-break/><text:span text:style-name="T19">OUTUBRO </text:span><text:span text:style-name="T1">DE 2021</text:span></text:p>
      <text:p text:style-name="P23">JEDIEL DA ROSA RIBEIRO</text:p>
      <text:p text:style-name="P10"/>
      <text:p text:style-name="P10"/>
      <text:p text:style-name="P3"/>
      <text:p text:style-name="P4"/>
      <text:p text:style-name="P3"/>
      <text:p text:style-name="P3"/>
      <text:p text:style-name="P3"/>
      <text:p text:style-name="P19">JOGOS <text:span text:style-name="T68">ELETRÔNICOS</text:span> E RELIGIÃO</text:p>
      <text:p text:style-name="P11"><text:span text:style-name="T14">GAMERS:</text:span><text:span text:style-name="T15"> UM POVO NÃO ALCANÇADO</text:span></text:p>
      <text:p text:style-name="P8"/>
      <text:p text:style-name="P36">Trabalho apresentado à professora Damares da Silva por exigência da disciplina Metodologia da Pesquisa do curso de Teologia e Missão do Centro de Treinamento Missionário Vida – CTMVida.</text:p>
      <text:p text:style-name="P6"/>
      <text:p text:style-name="P6"/>
      <text:p text:style-name="P5"/>
      <text:p text:style-name="P5"/>
      <text:p text:style-name="P5"/>
      <text:p text:style-name="P5"/>
      <text:p text:style-name="P5"/>
      <text:p text:style-name="P10"><text:bookmark-start text:name="__RefHeading___Toc76_29617380991"/><text:span text:style-name="T2">GASPAR</text:span>/SC<text:line-break/><text:span text:style-name="T19">OUTUBRO </text:span><text:span text:style-name="T1">DE 2021</text:span><text:bookmark-end text:name="__RefHeading___Toc76_29617380991"/></text:p>
      <text:h text:style-name="P44" text:outline-level="1"><text:bookmark-start text:name="__RefHeading___Toc1199_850610512"/>Dedicatória<text:bookmark-end text:name="__RefHeading___Toc1199_850610512"/></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p text:style-name="P29"><text:bookmark-start text:name="__RefHeading___Toc385_3124115424"/>Dedico esse trabalho à minha família que <text:span text:style-name="T20">cuidou </text:span><text:span text:style-name="T21">de mim com muito amor, me incentivaram a viver essa nova experiência com Deus </text:span><text:span text:style-name="T66">no seminário</text:span><text:span text:style-name="T21">, e também, me apoiaram em cada passo desse processo. Agradeço a Deus pela minha família que me deram suporte do início ao fim, além de sempre estarem do meu lado. </text:span><text:span text:style-name="T22">Obrigado!</text:span><text:bookmark-end text:name="__RefHeading___Toc385_3124115424"/></text:p>
      <text:list xml:id="list952024614" text:style-name="Outline">
        <text:list-item>
          <text:h text:style-name="P45" text:outline-level="1"><text:bookmark-start text:name="__RefHeading___Toc742_3095095786"/>Agradecimentos<text:bookmark-end text:name="__RefHeading___Toc742_3095095786"/></text:h>
        </text:list-item>
      </text:list>
      <text:p text:style-name="P15"/>
      <text:p text:style-name="P34">Ao meu vô e pastor João Ribeiro que me apoiou e tornou possível para que eu pudesse viver essa experiência incrível no seminário, obrigado, vô!</text:p>
      <text:p text:style-name="P34"/>
      <text:p text:style-name="P30">aos pastores <text:span text:style-name="T23">Rholyston da Rosa, Luiz Domingues,</text:span> que <text:span text:style-name="T24">c</text:span><text:span text:style-name="T25">om muita paciência acreditaram em mim </text:span><text:span text:style-name="T24">e no chamado de Deus para a minha vida</text:span><text:span text:style-name="T25">. Muito obrigado! </text:span></text:p>
      <text:p text:style-name="P30"/>
      <text:p text:style-name="P31">à minha família que me apoiou em todo o processo <text:span text:style-name="T20">que passei</text:span> no seminário. Me amaram e trataram com todo amor e carinho <text:span text:style-name="T20">do mundo mesmo estando longe</text:span>. <text:span text:style-name="T24">Muito obrigado </text:span><text:span text:style-name="T20">por me incentivarem a fazer parte dessa história</text:span><text:span text:style-name="T24">!</text:span></text:p>
      <text:p text:style-name="P31"/>
      <text:p text:style-name="P31"><text:span text:style-name="T24">à liderança e coordenação do CTMVida,</text:span> Pastor <text:span text:style-name="T24">Eliabe Camargo, Pastora Ana Camargo, Robson [...], Paola […], Juciane […], Damares […], Vonei […].</text:span></text:p>
      <text:p text:style-name="P31"/>
      <text:p text:style-name="P32">aos professores que ministraram aulas com tanto amor e dedicação, impulsionando e incentivando na nossa caminhada como alunos. Muito obrigado, de verdade!</text:p>
      <text:p text:style-name="P31"/>
      <text:p text:style-name="P33">Os meus <text:span text:style-name="T96">sinceros </text:span>agradecimentos de coração.</text:p>
      <text:list xml:id="list223043340833283" text:continue-numbering="true" text:style-name="Outline">
        <text:list-item>
          <text:h text:style-name="P46" text:outline-level="1"><text:bookmark-start text:name="__RefHeading___Toc1201_850610512"/>Prefácio<text:bookmark-end text:name="__RefHeading___Toc1201_850610512"/></text:h>
        </text:list-item>
      </text:list>
      <text:p text:style-name="P17"><text:tab/><text:span text:style-name="T66">Ouvi dizer que </text:span><text:span text:style-name="T92">talvez</text:span><text:span text:style-name="T66">, um aluno de um seminário cristão </text:span><text:span text:style-name="T94">não devesse dedicar </text:span><text:span text:style-name="T18">seu</text:span><text:span text:style-name="T95"> </text:span><text:span text:style-name="T54">TCC</text:span><text:span text:style-name="T95"> para falar sobre jogos eletrônicos, um tema tão banal e irrelevante para a igreja</text:span><text:span text:style-name="T53">. </text:span><text:span text:style-name="T54">Isso, b</text:span><text:span text:style-name="T37">aseado na ideia de </text:span><text:span text:style-name="T38">que </text:span><text:span text:style-name="T49">os</text:span><text:span text:style-name="T38"> jogos </text:span><text:span text:style-name="T49">eletrônicos </text:span><text:span text:style-name="T38">não </text:span><text:span text:style-name="T49">tem espaço </text:span><text:span text:style-name="T52">nem relevância</text:span><text:span text:style-name="T49"> no meio religioso </text:span><text:span text:style-name="T9">e no</text:span><text:span text:style-name="T38"> </text:span><text:span text:style-name="T9">mundo </text:span><text:span text:style-name="T38">cristão. </text:span><text:span text:style-name="T65">N</text:span><text:span text:style-name="T38">ão pretendo criticar aqueles que pensam que o estudo d</text:span><text:span text:style-name="T45">os</text:span><text:span text:style-name="T38"> </text:span><text:span text:style-name="T33">jogos eletrônicos</text:span><text:span text:style-name="T38"> e </text:span><text:span text:style-name="T50">da</text:span><text:span text:style-name="T38"> religião </text:span><text:span text:style-name="T45">seja perda de tempo</text:span><text:span text:style-name="T38">. Eu entendo o ceticismo</text:span><text:span text:style-name="T10"> dessas pessoas, a</text:span><text:span text:style-name="T38">final, é </text:span><text:span text:style-name="T10">uma ideia</text:span><text:span text:style-name="T38"> que não tem sido </text:span><text:span text:style-name="T62">tão </text:span><text:span text:style-name="T38"><text:s/>explorad</text:span><text:span text:style-name="T50">a</text:span><text:span text:style-name="T38"> quanto poderia, </text:span><text:span text:style-name="T50">tanto no meio acadêmico quanto </text:span><text:span text:style-name="T45">no meio cristão. </text:span><text:span text:style-name="T54">Assim, ainda há muito </text:span><text:span text:style-name="T32">tabu</text:span><text:span text:style-name="T54"> </text:span><text:span text:style-name="T57">envolvendo </text:span><text:span text:style-name="T54">esse tópico, </text:span><text:span text:style-name="T62">com</text:span><text:span text:style-name="T54"> pensamentos </text:span><text:span text:style-name="T62">de que </text:span><text:span text:style-name="T54">jogos são </text:span><text:span text:style-name="T32">apenas um passatempo</text:span><text:span text:style-name="T54">, uma </text:span><text:span text:style-name="T32">distração</text:span><text:span text:style-name="T54"> </text:span><text:span text:style-name="T55">para crianças e adolescentes, </text:span><text:span text:style-name="T57">ou </text:span><text:span text:style-name="T33">lazer </text:span><text:span text:style-name="T57">para jovens e adultos</text:span><text:span text:style-name="T45">. </text:span><text:span text:style-name="T52">Contudo</text:span><text:span text:style-name="T50">, </text:span><text:span text:style-name="T57">é </text:span><text:span text:style-name="T54">fato </text:span><text:span text:style-name="T50">que religião </text:span><text:span text:style-name="T57">está presente</text:span><text:span text:style-name="T54">, </text:span><text:span text:style-name="T55">tanto explicitamente quanto implicitamente </text:span><text:span text:style-name="T50">em inúmeros títulos de grande sucesso</text:span><text:span text:style-name="T52"> como em Shadow of the </text:span><text:span text:style-name="T55">C</text:span><text:span text:style-name="T52">ollosus </text:span><text:span text:style-name="T54">e God of War, </text:span><text:span text:style-name="T55">Ori and the Blind forest, The Last Guardian</text:span><text:span text:style-name="T54">. Isso, sem falar </text:span><text:span text:style-name="T55">na cultura e em ideologias que são passadas pelos desenvolvedores e criadores dos jogos, mesmo que as vezes isso possa, </text:span><text:span text:style-name="T62">ou não ser intencional</text:span><text:span text:style-name="T55">. </text:span><text:span text:style-name="T62">Podemos perceber isso </text:span><text:span text:style-name="T55">em jogos como </text:span><text:span text:style-name="T62">The Walking Dead, </text:span><text:span text:style-name="T55">Life is Strange, </text:span><text:span text:style-name="T62">Uncharted </text:span><text:span text:style-name="T63">e </text:span><text:span text:style-name="T55">The Last of Us. </text:span></text:p>
      <text:p text:style-name="P18"><text:span text:style-name="T38"><text:tab/></text:span><text:span text:style-name="T56">Em primeiro lugar</text:span><text:span text:style-name="T51">, o que me fez querer escrever sobre jogos eletrônicos </text:span><text:span text:style-name="T39">foi a </text:span><text:span text:style-name="T27">aparente negligência da igreja em relação ao mundo dos </text:span><text:span text:style-name="T33">gamers</text:span><text:span text:style-name="T39">. </text:span><text:span text:style-name="T57">A igreja tem se movido para alcançar realidades que antes haviam sido negligenciadas. Principalmente, no ambiente artístico. Vemos a igreja se posicionando de maneira relevante</text:span><text:span text:style-name="T57"><text:note text:id="ftn1" text:note-class="footnote"><text:note-citation>1</text:note-citation><text:note-body><text:p text:style-name="P38">Como por exemplo o espetáculo Haja Luz, apresentado pelo grupo <text:span text:style-name="T36">CiaCristoEmFoco na igreja</text:span> Assembleia de Deus de Blumenau – SC, em parceria com Curso <text:span text:style-name="T26">Ela.</text:span></text:p></text:note-body></text:note></text:span><text:span text:style-name="T57">, trazendo consigo verdades da bíblia para o público que, </text:span><text:span text:style-name="T60">de outra forma</text:span><text:span text:style-name="T57"> </text:span><text:span text:style-name="T58">não teria uma oportunidade digna de conhecer o evangelho, </text:span><text:span text:style-name="T60">como por exemplo</text:span><text:span text:style-name="T58"> <text:s/></text:span><text:span text:style-name="T60">apenas</text:span><text:span text:style-name="T58"> através d</text:span><text:span text:style-name="T60">e</text:span><text:span text:style-name="T58"> mensagens que são pregadas no púlpito </text:span><text:span text:style-name="T60">ou</text:span><text:span text:style-name="T58"> de movimentos evangelísticos. </text:span><text:span text:style-name="T60">M</text:span><text:span text:style-name="T59">uitos cristãos </text:span><text:span text:style-name="T13">fazem parte do </text:span><text:span text:style-name="T59">mundo dos jogos</text:span><text:span text:style-name="T60"> hoje, mas essa presença da igreja </text:span><text:span text:style-name="T61">não parece ter sortido efeito. Cada vez mais vemos a depravação da humanidade sendo expressa através dos jogos de várias maneiras</text:span><text:span text:style-name="T59">. </text:span><text:span text:style-name="T61">Mas, se os cristãos de fato carregam a verdade, essa verdade não</text:span></text:p>
      <text:p text:style-name="P16"><text:soft-page-break/><text:span text:style-name="T39"><text:tab/></text:span><text:span text:style-name="T40">Em segundo lugar, fui incentivado pois, minha infância foi, em grande parte, vivenciada no </text:span><text:span text:style-name="T30">mundo dos jogos</text:span><text:span text:style-name="T40">. Mesmo nascendo num lar cristão participando de todos os cultos, estando envolvido na igreja </text:span><text:span text:style-name="T46">constantemente</text:span><text:span text:style-name="T40">, vivi grande parte da minha vida </text:span><text:span text:style-name="T46">dentro da igreja, mas </text:span><text:span text:style-name="T40">longe de Deus. Em outras palavras, a pregação do púlpito não foi suficiente para me </text:span><text:span text:style-name="T5">alcançar</text:span><text:span text:style-name="T4">. </text:span><text:span text:style-name="T5">Gostaria de citar as palavras de John Stott ao definir a Missão da igreja em seu livro </text:span><text:span text:style-name="T71">A missão cristã no mundo moderno</text:span><text:span text:style-name="T70">:</text:span></text:p>
      <text:p text:style-name="P39"><text:span text:style-name="T67">“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text:span><text:span text:style-name="T30">ele fez de sua missão um modelo para a nossa</text:span><text:span text:style-name="T67">, dizendo: “assim como o Pai me enviou, eu também vos envio”. Portanto, nossa compreensão da missão da igreja deve ser deduzida da nossa compreensão da missão do filho.” </text:span><text:span text:style-name="T69">(John Stott, 2010)</text:span></text:p>
      <text:p text:style-name="P26"><text:span text:style-name="T74">Não devemos “pregar </text:span><text:span text:style-name="T76">a</text:span><text:span text:style-name="T74"> uma distância segura”, nós na igreja e o mundo onde ele está. A mensagem de Deus não deve ficar na igreja </text:span><text:span text:style-name="T86">apenas</text:span><text:span text:style-name="T74"> enquanto o mundo vem até nós e ouve passivamente. Deus nos deu um modelo a seguir em seu filho, Jesus Cristo. </text:span><text:span text:style-name="T75">Ele deixou sua glória, se humilhou e se esvaziou de si mesmo para vir à nos em carne viver no nosso mundo. Portanto, a nossa missão não se resume nas mensagens pregadas no púlpito da igreja, mas </text:span><text:span text:style-name="T72">em</text:span><text:span text:style-name="T75"> abrir mão do nosso conforto e</text:span><text:span text:style-name="T76">m favor de </text:span><text:span text:style-name="T72">muitos</text:span><text:span text:style-name="T76">, para</text:span><text:span text:style-name="T75"> alcançar mundos e realidades que ainda estão sob o domínio das trevas. A </text:span><text:span text:style-name="T72">devemos ir</text:span><text:span text:style-name="T75">, levar a luz </text:span><text:span text:style-name="T87">e</text:span><text:span text:style-name="T75"> ser luz em meio ao caos. </text:span><text:span text:style-name="T76">Isso tem acontecido com </text:span><text:span text:style-name="T72">a música</text:span><text:span text:style-name="T76">, alcançando os grupos que se formaram em torno </text:span><text:span text:style-name="T72">dos</text:span><text:span text:style-name="T76"> diferentes estilos musicais, com os filmes </text:span><text:span text:style-name="T77">e até mesmo com o teatro, mas, e os jogos?</text:span></text:p>
      <text:p text:style-name="P27"><text:span text:style-name="T77"><text:tab/></text:span><text:span text:style-name="T82">Em terceiro lugar, </text:span><text:span text:style-name="T78">acredito que a arte não deve ser vista e definida </text:span><text:span text:style-name="T80">em função de seus meios ou fins, mas principalmente de sua inspiração. </text:span><text:span text:style-name="T78">A arte, principalmente a arte antiga, não era de fato </text:span><text:span text:style-name="T81">como a </text:span><text:span text:style-name="T78">“arte” </text:span><text:span text:style-name="T81">que </text:span><text:span text:style-name="T78">conhecemos hoje. H. R. Rookmaaker em seu livro </text:span><text:span text:style-name="T88">A arte não precisa de justificativa</text:span><text:span text:style-name="T78"> mostra que </text:span><text:span text:style-name="T79">aquilo que </text:span><text:soft-page-break/><text:span text:style-name="T78">hoje consideramos arte, </text:span><text:span text:style-name="T80">naquela época </text:span><text:span text:style-name="T78">era apenas um reflexo da dedicação e da habilidade </text:span><text:span text:style-name="T79">do trabalho das pessoas daquele</text:span><text:span text:style-name="T78"> tempo, em suas palavras: “</text:span><text:span text:style-name="T88">Não se buscava originalidade, mas um trabalho sério e de boa qualidade. A beleza não era um simples aditivo, mas o resultado natural dos materiais e técnicas adequados manuseados com destreza. </text:span><text:span text:style-name="T89">[…]</text:span><text:span text:style-name="T78">”. </text:span><text:span text:style-name="T81">Não se buscava o “fazer arte”, mas se buscava “fazer bem feito”. Antes do novo período que começou entre 1500 e 1800 d.C, </text:span><text:span text:style-name="T73">os</text:span><text:span text:style-name="T81"> artístas eram principalmente artesãos, exímios trabalhadores que sabiam como entalhar uma imagem, pintar uma Madona, construir um baú, fazer um portão de ferro fundido, produzir um candelabro de bronze, tecer uma peça de tapeçaria, rabalhar em ouro ou prata, fazer uma sela de couro e assim por diante</text:span><text:span text:style-name="T81"><text:note text:id="ftn2" text:note-class="footnote"><text:note-citation text:label="2">2</text:note-citation><text:note-body><text:p text:style-name="P28"><text:s/>Exemplos tirados do primeiro capítulo: <text:span text:style-name="T26">O pano de fundo de um dilema</text:span><text:span text:style-name="T36">. H. R. Rookmaaker. </text:span><text:span text:style-name="T26">A arte não precisa de justificativa</text:span><text:span text:style-name="T36">. * FALTA FAZER A REFERÊNCIA DIREITO AQUI</text:span></text:p></text:note-body></text:note></text:span><text:span text:style-name="T81">. </text:span><text:span text:style-name="T83">Mas o que os jogos tem a ver com a arte? A arte, </text:span><text:span text:style-name="T84">é um meio pelo qual conhecimento, sentimentos, emoções, realidades e histórias são expressas. Porém, quando pensamos em arte, a primeira coisa que vem na nossa cabeça são pinturas, desenhos, esculturas, artesanato, dança, música, teatro, cinema, etc. Eu adicionaria a essa lista os jogos. Através dos jogos, podemos não apenas divertir, entreter e distrair as pessoas, mas é possível transmitir uma história, um sentimento, uma realidade, e isso, de uma maneira distinta e particular das outras formas de arte. Há muita beleza em jogos como </text:span><text:span text:style-name="T90">Shadow of the </text:span><text:span text:style-name="T84">collosus, </text:span><text:span text:style-name="T91">Ori and the blind </text:span><text:span text:style-name="T85">forest, Undertale, </text:span><text:span text:style-name="T91">The Last of Us. Mas parece, que os jogos que são mais apreciados e reconhecidos são aqueles que expõe violência, sexualidade ou qualquer imoralidade.</text:span></text:p>
      <text:p text:style-name="P42"><text:span text:style-name="T41"><text:tab/>A igreja tem se calado e negligênciado o </text:span><text:span text:style-name="T28">mundo dos jogos</text:span><text:span text:style-name="T41">, mas o mundo não. Quando olhamos para o caos nos jogos </text:span><text:span text:style-name="T47">eletrônicos</text:span><text:span text:style-name="T41">, </text:span><text:span text:style-name="T43">ou seja, </text:span><text:span text:style-name="T41">violência extrema, sexualidade explícita, homossexualidade, valores </text:span><text:span text:style-name="T42">morais e sociais </text:span><text:span text:style-name="T41">distorcidos, </text:span><text:span text:style-name="T42">dizem</text:span><text:span text:style-name="T43">os </text:span><text:span text:style-name="T42">que </text:span><text:span text:style-name="T29">os jogos</text:span><text:span text:style-name="T42"> são culpados e incentivam a </text:span><text:span text:style-name="T47">desmoralização </text:span><text:span text:style-name="T64">da sociedade</text:span><text:span text:style-name="T47">,</text:span><text:span text:style-name="T42"> </text:span><text:span text:style-name="T43">logo, devemos manter distância, fugir, </text:span><text:span text:style-name="T64">não nos envolver, mas </text:span><text:span text:style-name="T43">deixar os jogos nas trevas de onde saíram e continuar vivendo, ignorando os bilhões de pessoas que estão lá. </text:span><text:span text:style-name="T64">A</text:span><text:span text:style-name="T48">lgumas, </text:span><text:span text:style-name="T64">assim</text:span><text:span text:style-name="T48"> como eu, nunca serão alcançadas pelas mensagens que são pregadas na igreja toda semana, </text:span><text:span text:style-name="T64">ou pelos evangelismos esporádicos</text:span><text:span text:style-name="T48">. Pessoas </text:span><text:soft-page-break/><text:span text:style-name="T48">que estão</text:span><text:span text:style-name="T43"> apenas esperando alguém para apresentar a luz à elas </text:span><text:span text:style-name="T48">de uma maneira que possam, </text:span><text:span text:style-name="T64">de fato,</text:span><text:span text:style-name="T48"> compreender</text:span><text:span text:style-name="T43">. </text:span><text:span text:style-name="T64">O principal motivo pelo qual </text:span><text:span text:style-name="T43">os jogos estão cada vez mais depravados e moralmente corrompidos, é justamente porque a igreja não tem se importado com </text:span><text:span text:style-name="T64">sua </text:span><text:span text:style-name="T43">realidade. Não há incentivo, mas, normalmente rejeição em relação aos jogos eletrônicos </text:span><text:span text:style-name="T48">no meio cristão</text:span><text:span text:style-name="T43">, pois são tratados como uma </text:span><text:span text:style-name="T35">ferramenta depravada </text:span><text:span text:style-name="T48">que serve como incentivo para violência e imoralidades</text:span><text:span text:style-name="T43">. </text:span><text:span text:style-name="T55">A omissão da igreja em relação ao mundo dos </text:span><text:span text:style-name="T63">gamers</text:span><text:span text:style-name="T55"> não resolve o problema da imoralidade presente </text:span><text:span text:style-name="T57">em inúmeros</text:span><text:span text:style-name="T55"> jogos, mas </text:span><text:span text:style-name="T63">acaba por agravar ainda mais</text:span><text:span text:style-name="T55">. Pois, a igreja, tendo a resposta, a luz para as trevas nos jogos não se move em amor e compaixão pelas bilhões de almas que talvez nunca pisarão numa igreja para ouvir um sermão. Não há posicionamento em favor do enorme público que diariamente procura pela resposta para sua solidão, </text:span><text:span text:style-name="T63">por algo </text:span><text:span text:style-name="T55">que possa satisfazer suas carências </text:span><text:span text:style-name="T56">e desejos profundos, </text:span><text:span text:style-name="T63">a</text:span><text:span text:style-name="T56">lgo para preencher o vazio em suas vidas. Mas, não encontram nada nos jogos, e não é </text:span><text:span text:style-name="T34">culpa dos jogos</text:span><text:span text:style-name="T56">, mas é nossa culpa, por não nos posicionarmos em compaixão para levar as verdades do evangelho aos gamers também! </text:span><text:span text:style-name="T43">Ao negligenciar realidades como a realidade do mundo dos jogos, estamos dizendo que, não acreditamos verdadeiramente que Jesus Cristo pode redimir e resignificar toda nossa vida. Se ele pode redimir a nós, apesar dos nossos piores pecados, essa nova vida que vivemos em cristo é suficiente para influenciar realidades desafiadoras, mundos distantes do nosso e alcançar povos ainda não alcançados! </text:span><text:span text:style-name="T44">Pretendo através da presente monografia apresentar a realidade do mundo dos jogos e expor o preconceito </text:span><text:span text:style-name="T65">existente</text:span><text:span text:style-name="T44"> </text:span><text:span text:style-name="T48">entre esse mundo </text:span><text:span text:style-name="T44">e a igreja, </text:span><text:span text:style-name="T48">assim como, apresentar o </text:span><text:span text:style-name="T8">potencial dos jogos</text:span><text:span text:style-name="T48"> no contexto missionário </text:span><text:span text:style-name="T65">cristão</text:span><text:span text:style-name="T48">.</text:span></text:p>
      <text:p text:style-name="P7">Jediel Ribeiro, CTMVida, 2021</text:p>
      <text:p text:style-name="P25"><text:tab/></text:p>
      <text:p text:style-name="P2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4">Sumário</text:p>
          </text:index-title>
          <text:p text:style-name="P35"><text:a xlink:type="simple" xlink:href="#__RefHeading___Toc1199_850610512" text:style-name="Index_20_Link" text:visited-style-name="Index_20_Link">Dedicatória<text:tab/>3</text:a></text:p>
          <text:p text:style-name="P35"><text:a xlink:type="simple" xlink:href="#__RefHeading___Toc742_3095095786" text:style-name="Index_20_Link" text:visited-style-name="Index_20_Link">Agradecimentos<text:tab/>4</text:a></text:p>
          <text:p text:style-name="P35"><text:a xlink:type="simple" xlink:href="#__RefHeading___Toc1201_850610512" text:style-name="Index_20_Link" text:visited-style-name="Index_20_Link">Prefácio<text:tab/>5</text:a></text:p>
          <text:p text:style-name="P35"><text:a xlink:type="simple" xlink:href="#__RefHeading___Toc133_3871896536" text:style-name="Index_20_Link" text:visited-style-name="Index_20_Link">Introdução<text:tab/>9</text:a></text:p>
        </text:index-body>
      </text:table-of-content>
      <text:h text:style-name="P43" text:outline-level="1"/>
      <text:list xml:id="list223042047196351" text:continue-numbering="true" text:style-name="Outline">
        <text:list-item>
          <text:h text:style-name="P47" text:outline-level="1"><text:bookmark-start text:name="__RefHeading___Toc133_3871896536"/>Introdução<text:bookmark-end text:name="__RefHeading___Toc133_3871896536"/></text:h>
        </text:list-item>
      </text:list>
      <text:p text:style-name="P21"><text:tab/><text:span text:style-name="T39">Ao longo dos anos, vemos o cristianismo avançando e se mantendo relevante no seu tempo, usando dos métodos disponíveis para propagação do evangelho, não apenas para um grupo específico de pessoas, mas para todos. Com o surgimento da imprensa de Gutenberg </text:span><text:span text:style-name="T51">a</text:span><text:span text:style-name="T3"> i</text:span><text:span text:style-name="T39">nfluência </text:span><text:span text:style-name="T51">e relevância dos livros aumentou drásticamente</text:span><text:span text:style-name="T39">, agora os livros </text:span><text:span text:style-name="T56">podiam </text:span><text:span text:style-name="T39">ser produzidos com uma velocidade expressivamente maior que </text:span><text:span text:style-name="T6">antes, </text:span><text:span text:style-name="T11">além de ser mais barato e rápido </text:span><text:span text:style-name="T12">de produzi-los</text:span><text:span text:style-name="T39">. Houve uma leitura do contexto daquele tempo e houve uma ação em favor da propagação da verdade das escrituras. Imagine se as 95 teses de </text:span><text:span text:style-name="T3">Lutero</text:span><text:span text:style-name="T39"> não fossem impressas e disponibilizadas ao público. A mensagem, o protesto não perderia sua autenticidade e veracidade, mas, se ninguém tive</text:span><text:span text:style-name="T56">sse</text:span><text:span text:style-name="T39"> acesso à essas grandes verdades das escrituras de maneira que </text:span><text:span text:style-name="T56">pudessem</text:span><text:span text:style-name="T39"> entendê-la, a mensagem ser</text:span><text:span text:style-name="T56">ia</text:span><text:span text:style-name="T39"> apenas isso. Uma mensagem bela, autêntica e verdadeira, mas sem um público que a leia e seja transformado por ela. Acredito que, assim como </text:span><text:span text:style-name="T56">foi</text:span><text:span text:style-name="T39"> na Reforma Protestante, devemos fazer </text:span><text:span text:style-name="T6">a</text:span><text:span text:style-name="T39"> leitura do nosso tempo </text:span><text:span text:style-name="T45">e </text:span><text:span text:style-name="T39">olhar para o mundo dos jogos. Afinal, diferentes estilos de música, filmes, </text:span><text:span text:style-name="T45">e </text:span><text:span text:style-name="T39">até mesmo o teatro</text:span><text:span text:style-name="T39"><text:note text:id="ftn3" text:note-class="footnote"><text:note-citation text:label="1">1</text:note-citation><text:note-body><text:p text:style-name="P37">Çomo por exemplo o Espetáculo <text:span text:style-name="T26">Haja luz</text:span> na Sede da Igreja Evangélica Assembleia de Deus de Blumenau<text:span text:style-name="T93">(SC)</text:span>, <text:span text:style-name="T93">constituindo um novo marco na história da igreja como o momento onde a igreja se posicionou de maneira relevante e visível, não apenas ao público da igreja, mas também à cidade de forma pública.</text:span></text:p></text:note-body></text:note></text:span><text:span text:style-name="T39"> têm sido cada vez mais aceitos e incentivados </text:span><text:span text:style-name="T7">em diversas</text:span><text:span text:style-name="T39"> igrejas</text:span><text:span text:style-name="T46"> de Santa Catarina</text:span><text:span text:style-name="T39">, mas, e os </text:span><text:span text:style-name="T27">jogos </text:span><text:span text:style-name="T31">eletrônicos</text:span><text:span text:style-name="T39">?</text:span></text:p>
      <text:list xml:id="list223041957483368" text:continue-numbering="true" text:style-name="Outline">
        <text:list-item>
          <text:h text:style-name="P48" text:outline-level="1"/>
        </text:list-item>
      </text:list>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2">Bibliografia</text:p>
          </text:index-title>
        </text:index-body>
      </text:bibliography>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2</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T15H51M14S</meta:editing-duration>
    <meta:editing-cycles>40</meta:editing-cycles>
    <meta:generator>LibreOffice/6.4.7.2$Linux_X86_64 LibreOffice_project/40$Build-2</meta:generator>
    <dc:date>2021-11-21T22:30:41.085297940</dc:date>
    <meta:document-statistic meta:table-count="0" meta:image-count="5" meta:object-count="0" meta:page-count="12" meta:paragraph-count="45" meta:word-count="2008" meta:character-count="12062" meta:non-whitespace-character-count="10084"/>
    <meta:template xlink:type="simple" xlink:actuate="onRequest" xlink:title="CTM" xlink:href="../../../../Templates/CTM.ott" meta:date="2021-11-10T13:50:15.775818193"/>
  </office:meta>
</office:document-meta>
</file>